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2533142811781" calcext:value-type="float">
            <text:p>97,25</text:p>
          </table:table-cell>
          <table:table-cell table:style-name="ce3" table:formula="of:=([.F2]/12597)*100" office:value-type="float" office:value="2.74668571882194" calcext:value-type="float">
            <text:p>2,75</text:p>
          </table:table-cell>
          <table:table-cell office:value-type="float" office:value="7258" calcext:value-type="float">
            <text:p>7258</text:p>
          </table:table-cell>
          <table:table-cell table:style-name="ce4" table:formula="of:=[.E18]+[.H18]" office:value-type="float" office:value="12251" calcext:value-type="float">
            <text:p>12251</text:p>
          </table:table-cell>
          <table:table-cell table:formula="of:=12597-[.E2]" office:value-type="float" office:value="346" calcext:value-type="float">
            <text:p>346</text:p>
          </table:table-cell>
          <table:table-cell office:value-type="float" office:value="124.602432013" calcext:value-type="float">
            <text:p>124,602432013</text:p>
          </table:table-cell>
          <table:table-cell office:value-type="float" office:value="14.0833809376" calcext:value-type="float">
            <text:p>14,083380937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1015321108201" calcext:value-type="float">
            <text:p>93,10</text:p>
          </table:table-cell>
          <table:table-cell table:style-name="ce3" table:formula="of:=([.F3]/12597)*100" office:value-type="float" office:value="6.89846788917996" calcext:value-type="float">
            <text:p>6,90</text:p>
          </table:table-cell>
          <table:table-cell office:value-type="float" office:value="6314" calcext:value-type="float">
            <text:p>6314</text:p>
          </table:table-cell>
          <table:table-cell table:style-name="ce4" table:formula="of:=[.E19]+[.H19]" office:value-type="float" office:value="11728" calcext:value-type="float">
            <text:p>11728</text:p>
          </table:table-cell>
          <table:table-cell table:formula="of:=12597-[.E3]" office:value-type="float" office:value="869" calcext:value-type="float">
            <text:p>869</text:p>
          </table:table-cell>
          <table:table-cell office:value-type="float" office:value="196.482144117" calcext:value-type="float">
            <text:p>196,482144117</text:p>
          </table:table-cell>
          <table:table-cell office:value-type="float" office:value="12.0596530437" calcext:value-type="float">
            <text:p>12,059653043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165991902834" calcext:value-type="float">
            <text:p>97,17</text:p>
          </table:table-cell>
          <table:table-cell table:style-name="ce3" table:formula="of:=([.F4]/12597)*100" office:value-type="float" office:value="2.83400809716599" calcext:value-type="float">
            <text:p>2,83</text:p>
          </table:table-cell>
          <table:table-cell office:value-type="float" office:value="7261" calcext:value-type="float">
            <text:p>7261</text:p>
          </table:table-cell>
          <table:table-cell table:style-name="ce4" table:formula="of:=[.E20]+[.H20]" office:value-type="float" office:value="12240" calcext:value-type="float">
            <text:p>12240</text:p>
          </table:table-cell>
          <table:table-cell table:formula="of:=12597-[.E4]" office:value-type="float" office:value="357" calcext:value-type="float">
            <text:p>357</text:p>
          </table:table-cell>
          <table:table-cell office:value-type="float" office:value="179.613784075" calcext:value-type="float">
            <text:p>179,613784075</text:p>
          </table:table-cell>
          <table:table-cell office:value-type="float" office:value="13.8511459827" calcext:value-type="float">
            <text:p>13,85114598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5078193220608" calcext:value-type="float">
            <text:p>99,51</text:p>
          </table:table-cell>
          <table:table-cell table:style-name="ce3" table:formula="of:=([.F5]/12597)*100" office:value-type="float" office:value="0.492180677939192" calcext:value-type="float">
            <text:p>0,49</text:p>
          </table:table-cell>
          <table:table-cell office:value-type="float" office:value="7140" calcext:value-type="float">
            <text:p>7140</text:p>
          </table:table-cell>
          <table:table-cell table:style-name="ce4" table:formula="of:=[.E21]+[.H21]" office:value-type="float" office:value="12535" calcext:value-type="float">
            <text:p>12535</text:p>
          </table:table-cell>
          <table:table-cell table:formula="of:=12597-[.E5]" office:value-type="float" office:value="62" calcext:value-type="float">
            <text:p>62</text:p>
          </table:table-cell>
          <table:table-cell office:value-type="float" office:value="97.7790198326" calcext:value-type="float">
            <text:p>97,7790198326</text:p>
          </table:table-cell>
          <table:table-cell office:value-type="float" office:value="13.6238229275" calcext:value-type="float">
            <text:p>13,623822927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8484559815829" calcext:value-type="float">
            <text:p>96,85</text:p>
          </table:table-cell>
          <table:table-cell table:style-name="ce3" table:formula="of:=([.F6]/12597)*100" office:value-type="float" office:value="3.15154401841708" calcext:value-type="float">
            <text:p>3,15</text:p>
          </table:table-cell>
          <table:table-cell office:value-type="float" office:value="7255" calcext:value-type="float">
            <text:p>7255</text:p>
          </table:table-cell>
          <table:table-cell table:style-name="ce4" table:formula="of:=[.E22]+[.H22]" office:value-type="float" office:value="12200" calcext:value-type="float">
            <text:p>12200</text:p>
          </table:table-cell>
          <table:table-cell table:formula="of:=12597-[.E6]" office:value-type="float" office:value="397" calcext:value-type="float">
            <text:p>397</text:p>
          </table:table-cell>
          <table:table-cell office:value-type="float" office:value="363.648514986" calcext:value-type="float">
            <text:p>363,648514986</text:p>
          </table:table-cell>
          <table:table-cell office:value-type="float" office:value="13.9283442497" calcext:value-type="float">
            <text:p>13,928344249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5152814162102" calcext:value-type="float">
            <text:p>97,52</text:p>
          </table:table-cell>
          <table:table-cell table:style-name="ce3" table:formula="of:=([.F7]/12597)*100" office:value-type="float" office:value="2.48471858378979" calcext:value-type="float">
            <text:p>2,48</text:p>
          </table:table-cell>
          <table:table-cell office:value-type="float" office:value="7306" calcext:value-type="float">
            <text:p>7306</text:p>
          </table:table-cell>
          <table:table-cell table:style-name="ce4" table:formula="of:=[.E23]+[.H23]" office:value-type="float" office:value="12284" calcext:value-type="float">
            <text:p>12284</text:p>
          </table:table-cell>
          <table:table-cell table:formula="of:=12597-[.E7]" office:value-type="float" office:value="313" calcext:value-type="float">
            <text:p>313</text:p>
          </table:table-cell>
          <table:table-cell office:value-type="float" office:value="139.32576704" calcext:value-type="float">
            <text:p>139,32576704</text:p>
          </table:table-cell>
          <table:table-cell office:value-type="float" office:value="13.974612236" calcext:value-type="float">
            <text:p>13,97461223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5309200603318" calcext:value-type="float">
            <text:p>96,53</text:p>
          </table:table-cell>
          <table:table-cell table:style-name="ce3" table:formula="of:=([.F8]/12597)*100" office:value-type="float" office:value="3.46907993966817" calcext:value-type="float">
            <text:p>3,47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160" calcext:value-type="float">
            <text:p>12160</text:p>
          </table:table-cell>
          <table:table-cell table:formula="of:=12597-[.E8]" office:value-type="float" office:value="437" calcext:value-type="float">
            <text:p>437</text:p>
          </table:table-cell>
          <table:table-cell office:value-type="float" office:value="171.67316103" calcext:value-type="float">
            <text:p>171,67316103</text:p>
          </table:table-cell>
          <table:table-cell office:value-type="float" office:value="23.994134903" calcext:value-type="float">
            <text:p>23,99413490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3562753036437" calcext:value-type="float">
            <text:p>96,36</text:p>
          </table:table-cell>
          <table:table-cell table:style-name="ce3" table:formula="of:=([.F9]/12597)*100" office:value-type="float" office:value="3.64372469635627" calcext:value-type="float">
            <text:p>3,64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138" calcext:value-type="float">
            <text:p>12138</text:p>
          </table:table-cell>
          <table:table-cell table:formula="of:=12597-[.E9]" office:value-type="float" office:value="459" calcext:value-type="float">
            <text:p>459</text:p>
          </table:table-cell>
          <table:table-cell office:value-type="float" office:value="151.250005007" calcext:value-type="float">
            <text:p>151,250005007</text:p>
          </table:table-cell>
          <table:table-cell office:value-type="float" office:value="24.0065469742" calcext:value-type="float">
            <text:p>24,006546974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4676510280225" calcext:value-type="float">
            <text:p>97,47</text:p>
          </table:table-cell>
          <table:table-cell table:style-name="ce3" table:formula="of:=([.F10]/12597)*100" office:value-type="float" office:value="2.53234897197745" calcext:value-type="float">
            <text:p>2,53</text:p>
          </table:table-cell>
          <table:table-cell office:value-type="float" office:value="7199" calcext:value-type="float">
            <text:p>7199</text:p>
          </table:table-cell>
          <table:table-cell table:style-name="ce4" table:formula="of:=[.E26]+[.H26]" office:value-type="float" office:value="12278" calcext:value-type="float">
            <text:p>12278</text:p>
          </table:table-cell>
          <table:table-cell table:formula="of:=12597-[.E10]" office:value-type="float" office:value="319" calcext:value-type="float">
            <text:p>319</text:p>
          </table:table-cell>
          <table:table-cell office:value-type="float" office:value="156.851672888" calcext:value-type="float">
            <text:p>156,851672888</text:p>
          </table:table-cell>
          <table:table-cell office:value-type="float" office:value="12.9532902241" calcext:value-type="float">
            <text:p>12,953290224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691910772406" calcext:value-type="float">
            <text:p>97,27</text:p>
          </table:table-cell>
          <table:table-cell table:style-name="ce3" table:formula="of:=([.F11]/12597)*100" office:value-type="float" office:value="2.73080892275939" calcext:value-type="float">
            <text:p>2,73</text:p>
          </table:table-cell>
          <table:table-cell office:value-type="float" office:value="7174" calcext:value-type="float">
            <text:p>7174</text:p>
          </table:table-cell>
          <table:table-cell table:style-name="ce4" table:formula="of:=[.E27]+[.H27]" office:value-type="float" office:value="12253" calcext:value-type="float">
            <text:p>12253</text:p>
          </table:table-cell>
          <table:table-cell table:formula="of:=12597-[.E11]" office:value-type="float" office:value="344" calcext:value-type="float">
            <text:p>344</text:p>
          </table:table-cell>
          <table:table-cell office:value-type="float" office:value="282.362313986" calcext:value-type="float">
            <text:p>282,362313986</text:p>
          </table:table-cell>
          <table:table-cell office:value-type="float" office:value="12.9166531563" calcext:value-type="float">
            <text:p>12,916653156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016432483925" calcext:value-type="float">
            <text:p>96,9016432484</text:p>
          </table:table-cell>
          <table:table-cell table:formula="of:=AVERAGE([.C2:.C11])" office:value-type="float" office:value="3.09835675160753" calcext:value-type="float">
            <text:p>3,0983567516</text:p>
          </table:table-cell>
          <table:table-cell table:formula="of:=SUM([.D2:.D11])/10" office:value-type="float" office:value="8210.2" calcext:value-type="float">
            <text:p>8210,2</text:p>
          </table:table-cell>
          <table:table-cell table:formula="of:=AVERAGE([.E2:.E11])" office:value-type="float" office:value="12206.7" calcext:value-type="float">
            <text:p>12206,7</text:p>
          </table:table-cell>
          <table:table-cell table:formula="of:=AVERAGE([.F2:.F11])" office:value-type="float" office:value="390.3" calcext:value-type="float">
            <text:p>390,3</text:p>
          </table:table-cell>
          <table:table-cell table:formula="of:=SUM([.G2:.G11])/10" office:value-type="float" office:value="186.35888149746" calcext:value-type="float">
            <text:p>186,3588814975</text:p>
          </table:table-cell>
          <table:table-cell table:formula="of:=SUM([.H2:.H11])/10" office:value-type="float" office:value="15.53915846348" calcext:value-type="float">
            <text:p>15,539158463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1758355163928" calcext:value-type="float">
            <text:p>0,651758355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2" calcext:value-type="float">
            <text:p>5832</text:p>
          </table:table-cell>
          <table:table-cell table:formula="of:=AVERAGE([.G18:.G27])" office:value-type="float" office:value="30.7" calcext:value-type="float">
            <text:p>30,7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table:formula="of:=12597-SUM([.E18:.G18])" office:value-type="float" office:value="6416" calcext:value-type="float">
            <text:p>641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59.6" calcext:value-type="float">
            <text:p>359,6</text:p>
          </table:table-cell>
          <table:table-cell table:formula="of:=AVERAGE([.H18:.H27])" office:value-type="float" office:value="6374.7" calcext:value-type="float">
            <text:p>6374,7</text:p>
          </table:table-cell>
          <table:table-cell/>
          <table:table-cell office:value-type="float" office:value="5868" calcext:value-type="float">
            <text:p>5868</text:p>
          </table:table-cell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table:formula="of:=12597-SUM([.E19:.G19])" office:value-type="float" office:value="5860" calcext:value-type="float">
            <text:p>586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table:formula="of:=12597-SUM([.E20:.G20])" office:value-type="float" office:value="6392" calcext:value-type="float">
            <text:p>639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2" calcext:value-type="float">
            <text:p>5832</text:p>
          </table:table-cell>
          <table:table-cell table:number-columns-repeated="2"/>
          <table:table-cell office:value-type="float" office:value="5948" calcext:value-type="float">
            <text:p>594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12597-SUM([.E21:.G21])" office:value-type="float" office:value="6587" calcext:value-type="float">
            <text:p>658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59.6" calcext:value-type="float">
            <text:p>359,6</text:p>
          </table:table-cell>
          <table:table-cell table:number-columns-repeated="2"/>
          <table:table-cell office:value-type="float" office:value="5758" calcext:value-type="float">
            <text:p>5758</text:p>
          </table:table-cell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table:formula="of:=12597-SUM([.E22:.G22])" office:value-type="float" office:value="6442" calcext:value-type="float">
            <text:p>644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0.7" calcext:value-type="float">
            <text:p>30,7</text:p>
          </table:table-cell>
          <table:table-cell table:number-columns-repeated="2"/>
          <table:table-cell office:value-type="float" office:value="5779" calcext:value-type="float">
            <text:p>5779</text:p>
          </table:table-cell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table:formula="of:=12597-SUM([.E23:.G23])" office:value-type="float" office:value="6505" calcext:value-type="float">
            <text:p>650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74.7" calcext:value-type="float">
            <text:p>6374,7</text:p>
          </table:table-cell>
          <table:table-cell table:number-columns-repeated="2"/>
          <table:table-cell office:value-type="float" office:value="5846" calcext:value-type="float">
            <text:p>5846</text:p>
          </table:table-cell>
          <table:table-cell office:value-type="float" office:value="323" calcext:value-type="float">
            <text:p>323</text:p>
          </table:table-cell>
          <table:table-cell office:value-type="float" office:value="114" calcext:value-type="float">
            <text:p>114</text:p>
          </table:table-cell>
          <table:table-cell table:formula="of:=12597-SUM([.E24:.G24])" office:value-type="float" office:value="6314" calcext:value-type="float">
            <text:p>631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9" calcext:value-type="float">
            <text:p>5679</text:p>
          </table:table-cell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  <table:table-cell table:formula="of:=12597-SUM([.E25:.G25])" office:value-type="float" office:value="6459" calcext:value-type="float">
            <text:p>645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8" calcext:value-type="float">
            <text:p>5848</text:p>
          </table:table-cell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 table:formula="of:=12597-SUM([.E26:.G26])" office:value-type="float" office:value="6430" calcext:value-type="float">
            <text:p>643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table:formula="of:=12597-SUM([.E27:.G27])" office:value-type="float" office:value="6342" calcext:value-type="float">
            <text:p>634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016432483925" calcext:value-type="float">
            <text:p>0,9690164325</text:p>
          </table:table-cell>
          <table:table-cell table:number-columns-repeated="2"/>
          <table:table-cell table:formula="of:=SUM([.E18:.E27])/10" office:value-type="float" office:value="5832" calcext:value-type="float">
            <text:p>5832</text:p>
          </table:table-cell>
          <table:table-cell table:formula="of:=SUM([.F18:.F27])/10" office:value-type="float" office:value="359.6" calcext:value-type="float">
            <text:p>359,6</text:p>
          </table:table-cell>
          <table:table-cell table:formula="of:=SUM([.G18:.G27])/10" office:value-type="float" office:value="30.7" calcext:value-type="float">
            <text:p>30,7</text:p>
          </table:table-cell>
          <table:table-cell table:formula="of:=SUM([.H18:.H27])/10" office:value-type="float" office:value="6374.7" calcext:value-type="float">
            <text:p>637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9835675160753" calcext:value-type="float">
            <text:p>0,0309835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76350486977" calcext:value-type="float">
            <text:p>0,99476350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6601725494855" calcext:value-type="float">
            <text:p>0,9466017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56:26.4067761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3S</meta:editing-duration>
    <meta:editing-cycles>6</meta:editing-cycles>
    <meta:generator>LibreOffice/5.1.6.2$Linux_X86_64 LibreOffice_project/10m0$Build-2</meta:generator>
    <dc:date>2018-01-20T13:57:33.189482697</dc:date>
    <meta:document-statistic meta:table-count="1" meta:cell-count="177" meta:object-count="0"/>
  </office:meta>
</office:document-meta>
</file>